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Fira Code" svg:font-family="Fira Code" style:font-family-generic="modern" style:font-pitch="fixed" svg:panose-1="2 11 8 9 5 0 0 2 0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Titre1" style:family="paragraph">
      <style:text-properties fo:language="en" fo:country="US"/>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Normal" style:family="paragraph">
      <style:paragraph-properties fo:break-before="page"/>
    </style:style>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9833in" fo:text-indent="-0.9833in">
        <style:tab-stops/>
      </style:paragraph-properties>
    </style:style>
    <style:style style:name="T11" style:parent-style-name="Policepardéfaut" style:family="text">
      <style:text-properties fo:color="#70AD47"/>
    </style:style>
    <style:style style:name="P12" style:parent-style-name="Normal" style:family="paragraph">
      <style:paragraph-properties fo:margin-left="0.9833in" fo:text-indent="-0.9833in">
        <style:tab-stops/>
      </style:paragraph-properties>
    </style:style>
    <style:style style:name="P13" style:parent-style-name="Normal" style:family="paragraph">
      <style:paragraph-properties fo:margin-left="0.9833in" fo:text-indent="-0.9833in">
        <style:tab-stops/>
      </style:paragraph-properties>
    </style:style>
    <style:style style:name="T14" style:parent-style-name="Accentuationintense" style:family="text">
      <style:text-properties fo:font-style="normal" style:font-style-asian="normal" style:font-style-complex="normal" fo:color="#2F5496"/>
    </style:style>
    <style:style style:name="P15" style:parent-style-name="Normal" style:family="paragraph">
      <style:paragraph-properties fo:break-before="page"/>
      <style:text-properties fo:hyphenate="true"/>
    </style:style>
  </office:automatic-styles>
  <office:body>
    <office:text text:use-soft-page-breaks="true">
      <text:p text:style-name="P1">*Space Ninja (aka SDL_OpenGL… aka UltimateSpaceNinja)</text:p>
      <text:h text:style-name="P2" text:outline-level="1"/>
      <text:h text:style-name="Titre1" text:outline-level="1">Lexique</text:h>
      <text:p text:style-name="Normal"/>
      <text:p text:style-name="Normal">Stage : Niveau. Possède ses propres scripts. Identifié par un ID (numéro du level).</text:p>
      <text:h text:style-name="Titre1" text:outline-level="1"/>
      <text:h text:style-name="Titre1" text:outline-level="1">Documentation technique</text:h>
      <text:h text:style-name="Titre2" text:outline-level="2"/>
      <text:h text:style-name="Titre2" text:outline-level="2">Simulation</text:h>
      <text:p text:style-name="Normal"/>
      <text:p text:style-name="Normal">Comme la simulation peut être moins rapide que le<text:s/>framerate, la simulation n’est pas actualisée forcément à toutes les frames. On fixe une durée de step (étape dans la simulation), typiquement à 16ms (60Hz) et à chaque frame on vérifie dans une méthode update() si le temps a été écoulé. Si oui, on exécute<text:s/>toutes les fonctions qui doivent s’exécuter à chaque étape : évidemment la simulation elle-même, mais aussi les scripts, les mouvements du joueur, etc…</text:p>
      <text:p text:style-name="Normal">Comme le jeu n’est pas en réseau, on n’ pas besoin de synchroniser la simulation. Le problème de fixed<text:s/>timestep est bien connu des jeux en réseau.</text:p>
      <text:h text:style-name="Titre2" text:outline-level="2"/>
      <text:h text:style-name="Titre2" text:outline-level="2">Architecture du Jeu</text:h>
      <text:p text:style-name="Normal"/>
      <text:p text:style-name="Normal">On copie le fonctionnement d’Unity, et la plupart des Games Engines : On définit une Scène avec des nœuds, et chaque nœud peut aussi posséder des nœuds. L’avantage est qu’on n’a pas vraiment<text:s/>de super-objet, chaque objet est plus ou moins indépendant. On définit les fonctions, pour chaque nœud :</text:p>
      <text:list text:style-name="LFO1" text:continue-numbering="true">
        <text:list-item>
          <text:p text:style-name="P3">Update() : Exécutée à chaque frame</text:p>
        </text:list-item>
        <text:list-item>
          <text:p text:style-name="P4">Draw() : Pour afficher le nœud dans le monde</text:p>
        </text:list-item>
        <text:list-item>
          <text:p text:style-name="P5">DebugDraw() : Pour afficher des informations de débuggage dans une<text:s/>fenêtre ImGUI.</text:p>
        </text:list-item>
      </text:list>
      <text:p text:style-name="Normal"/>
      <text:p text:style-name="P6"/>
      <text:h text:style-name="Titre2" text:outline-level="2">Architecture d’un Stage</text:h>
      <text:p text:style-name="Normal"/>
      <text:p text:style-name="Normal">Un Stage possède différents éléments actualisés à chaque itération (pas forcément à chaque frame) :</text:p>
      <text:list text:style-name="LFO1" text:continue-numbering="true">
        <text:list-item>
          <text:p text:style-name="P7">Un Monde (Box2D)</text:p>
        </text:list-item>
        <text:list-item>
          <text:p text:style-name="P8">Des Scripts</text:p>
        </text:list-item>
        <text:list-item>
          <text:p text:style-name="P9">Gérer le mouvement du joueur</text:p>
        </text:list-item>
      </text:list>
      <text:p text:style-name="P10">Comme tous ces éléments ne sont pas forcément exécutés à<text:s/>chaque frame, on définira une classe<text:s/><text:span text:style-name="ClassCar">StageSceneNode</text:span><text:span text:style-name="T11"><text:s/></text:span>qui hérite de<text:s/><text:span text:style-name="ClassCar">SceneNode</text:span>, avec une méthode en plus step() qui sera exécutée uniquement si une nouvelle frame a été atteinte. Evidemment, Draw() sera vide mais on pourra tirer parti de DebugDraw() et réutiliser cette fonction.</text:p>
      <text:p text:style-name="P12"/>
      <text:p text:style-name="P13"/>
      <text:h text:style-name="Titre2" text:outline-level="2"><text:span text:style-name="T14">Architecture du Script</text:span></text:h>
      <text:p text:style-name="Normal"/>
      <text:p text:style-name="Normal">Les scripts sont en Lua. A chaque fois qu’un Stage démarre, une fonction précise est appelée : la fonction<text:s/><text:span text:style-name="Accentuationintense">void main(int stageID)</text:span><text:s/>(pseudo-code, comme Lua n’est pas typé) du fichier<text:s/><text:span text:style-name="Accentuationintense">assets/scripts/stage.lua</text:span>. Cette fonction prend en argument l’ID du stage que l’on veut lancer et ne retourne rien du tout. Ainsi, on peut définir de nouveaux stages uniquement en modifiant le script. C’est le même script qui est appelé pour chaque niveau donc le choix du niveau doit<text:s/>se faire ici.</text:p>
      <text:p text:style-name="Normal">Cette fonction<text:s/><text:span text:style-name="Accentuationintense">main()</text:span><text:s/>n’est pas appelé comme une simple fonction, elle est exécutée comme une<text:s/><text:span text:style-name="Accentuationintense">coroutine</text:span><text:s/>Lua. A chaque timestep, cette coroutine sera résumée.</text:p>
      <text:p text:style-name="Normal">Comme on veut pouvoir supporter l’exécution de plusieurs processus de façon concurrente, par exemple plusieurs vagues d’ennemis en même temps, on émule du multi-thread (en réalité single-thread directement en Lua, à la manière des moteurs JavaScript) en stockant une liste des processus (une liste de coroutines) courantes dans la coroutine principale. A chaque timestep, on exécute une fois toutes les coroutines. Les coroutines qui se finissent sont retirées de la liste.</text:p>
      <text:p text:style-name="Normal">Une variable globale « api » permet d’appler des fonctions natives, et aussi des fonctions utilitaires supplémentaires ajoutées directement depuis le script.</text:p>
      <text:p text:style-name="Normal"/>
      <text:p text:style-name="P15"/>
      <text:soft-page-break/>
      <text:h text:style-name="Titre1" text:outline-level="1">Game Design des niveaux</text:h>
      <text:p text:style-name="Normal"/>
      <text:p text:style-name="Normal">Pour ne pas laisser le joueur s’habituer, chaque niveau a les mêmes mécaniques mais avec des statistiques différentes (vitesse, vitesse de l’arme, etc…)</text:p>
      <text:p text:style-name="Normal"/>
      <text:p text:style-name="Normal">Un niveau sur le thème « dilatation du temps », ou le temps s’écoule parfois plus lentement, parfois plus rapidement</text:p>
      <text:p text:style-name="Normal"/>
      <text:p text:style-name="Normal">Un niveau sur le thème « mitraillette » où<text:s/>la vitesse des munitions est extrêmement élevée. On pourra dire dans le lore qu’il y a une « surcharge » du<text:s/>moteur, valide uniquement ce nivea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Fira Code" svg:font-family="Fira Code" style:font-family-generic="modern" style:font-pitch="fixed" svg:panose-1="2 11 8 9 5 0 0 2 0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text-align="center" fo:margin-bottom="0in" fo:line-height="100%"/>
      <style:text-properties style:font-name="Calibri Light" style:font-name-asian="Times New Roman" fo:letter-spacing="-0.0069in" style:letter-kerning="true" fo:font-size="28pt" style:font-size-asian="28pt" style:font-size-complex="28pt" fo:language="en" fo:country="US"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fo:language="en" fo:country="US"/>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Accentuationintense" style:display-name="Accentuation intense" style:family="text" style:parent-style-name="Policepardéfaut">
      <style:text-properties fo:font-style="italic" style:font-style-asian="italic" style:font-style-complex="italic" fo:color="#4472C4"/>
    </style:style>
    <style:style style:name="Accentuation" style:display-name="Accentuation" style:family="text" style:parent-style-name="Policepardéfaut">
      <style:text-properties fo:font-style="italic" style:font-style-asian="italic" style:font-style-complex="italic"/>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Class" style:display-name="Class" style:family="paragraph" style:parent-style-name="Normal">
      <style:text-properties style:font-name="Fira Code" style:font-name-complex="Fira Code" fo:color="#70AD47" fo:font-size="10pt" style:font-size-asian="10pt" style:font-size-complex="10pt" fo:hyphenate="false"/>
    </style:style>
    <style:style style:name="ClassCar" style:display-name="Class Car" style:family="text" style:parent-style-name="Policepardéfaut">
      <style:text-properties style:font-name="Fira Code" style:font-name-complex="Fira Code" fo:color="#70AD47"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PHAEL</meta:initial-creator>
    <dc:creator>RAPHAEL</dc:creator>
    <meta:creation-date>2021-10-21T03:10:00Z</meta:creation-date>
    <dc:date>2021-10-24T21:55:00Z</dc:date>
    <meta:template xlink:href="Normal.dotm" xlink:type="simple"/>
    <meta:editing-cycles>34</meta:editing-cycles>
    <meta:editing-duration>PT18060S</meta:editing-duration>
    <meta:document-statistic meta:page-count="3" meta:paragraph-count="7" meta:word-count="549" meta:character-count="3567" meta:row-count="25" meta:non-whitespace-character-count="3025"/>
  </office:meta>
</office:document-meta>
</file>